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907cm"/>
    </style:style>
    <style:style style:name="Tableau1.B" style:family="table-column">
      <style:table-column-properties style:column-width="12.16cm"/>
    </style:style>
    <style:style style:name="Tableau1.C" style:family="table-column">
      <style:table-column-properties style:column-width="2.933cm"/>
    </style:style>
    <style:style style:name="Tableau1.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4"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5" style:family="paragraph" style:parent-style-name="Heading_20_2">
      <style:paragraph-properties fo:margin-left="0cm" fo:margin-right="0cm" fo:margin-top="0cm" fo:margin-bottom="0.212cm" style:contextual-spacing="false" fo:line-height="114%" fo:text-indent="0cm" style:auto-text-indent="false"/>
    </style:style>
    <style:style style:name="P6" style:family="paragraph" style:parent-style-name="Table_20_Contents">
      <style:paragraph-properties fo:margin-left="0cm" fo:margin-right="0cm" fo:margin-top="0cm" fo:margin-bottom="0cm" style:contextual-spacing="false" fo:line-height="114%" fo:text-indent="0cm" style:auto-text-indent="false"/>
    </style:style>
    <style:style style:name="P7" style:family="paragraph" style:parent-style-name="Table_20_Contents">
      <style:paragraph-properties fo:margin-left="0cm" fo:margin-right="0cm" fo:margin-top="0cm" fo:margin-bottom="0.247cm" style:contextual-spacing="false" fo:line-height="114%" fo:text-indent="0cm" style:auto-text-indent="false"/>
    </style:style>
    <style:style style:name="P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9"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10"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11"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paragraph-properties fo:margin-left="0cm" fo:margin-right="0cm" fo:margin-top="0cm" fo:margin-bottom="0.247cm" style:contextual-spacing="false" fo:line-height="114%" fo:text-indent="0cm" style:auto-text-indent="false"/>
    </style:style>
    <style:style style:name="P13"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T1" style:family="text">
      <style:text-properties fo:font-weight="bold"/>
    </style:style>
    <style:style style:name="T2" style:family="text">
      <style:text-properties style:font-name="Google Sans Text" fo:font-weight="bold"/>
    </style:style>
    <style:style style:name="T3" style:family="text">
      <style:text-properties style:font-name="Google Sans Text"/>
    </style:style>
    <style:style style:name="T4" style:family="text">
      <style:text-properties style:font-name="Google Sans"/>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26caf5d16aba157f">
        <text:h text:style-name="P1" text:outline-level="1">Documentation Module : Sys (Moniteur Système)</text:h>
        <text:h text:style-name="P2" text:outline-level="2">1. Présentation Générale</text:h>
        <text:p text:style-name="P3">Le module <text:span text:style-name="T1">Sys</text:span> est le gardien matériel du Smartphone Embarqué (SE). Il s'agit d'un processus d'arrière-plan chargé de mesurer en continu la santé physique du téléphone (processeur, température, espace disque, RAM et batterie).</text:p>
        <text:p text:style-name="P3">Son but principal est d'éviter les crashs matériels (surchauffe, freeze CPU, coupure de batterie) en prévenant le Système Pilote (SP) ou en débrayant automatiquement les fonctions du robot en cas de criticité.</text:p>
        <text:h text:style-name="P2" text:outline-level="2">2. Architecture et Fichiers</text:h>
        <text:p text:style-name="P3">Le module est découpé en trois fichiers distincts pour séparer la logique de boucle, le traitement mathématique des alertes et l'émission des protocoles d'urgence :</text:p>
        <text:list text:style-name="L1">
          <text:list-item>
            <text:p text:style-name="P4"><text:span text:style-name="Source_20_Text"><text:span text:style-name="T2">rz_sys_monitor.sh</text:span></text:span><text:span text:style-name="T3"> : Cœur du module. Il gère la boucle principale d'exécution, la lecture/écriture des configurations (</text:span><text:span text:style-name="Source_20_Text"><text:span text:style-name="T3">sys_runtime.json</text:span></text:span><text:span text:style-name="T3"> et </text:span><text:span text:style-name="Source_20_Text"><text:span text:style-name="T3">global.json</text:span></text:span><text:span text:style-name="T3">) et l'envoi des trames VPIV régulières.</text:span></text:p>
          </text:list-item>
          <text:list-item>
            <text:p text:style-name="P4"><text:span text:style-name="Source_20_Text"><text:span text:style-name="T2">alerts_sys.sh</text:span></text:span><text:span text:style-name="T3"> : Bibliothèque spécialisée dans le calcul des dépassements de seuils. Elle intègre un système de "debounce" (anti-rebond) temporel pour éviter les fausses alertes sur des pics isolés.</text:span></text:p>
          </text:list-item>
          <text:list-item>
            <text:p text:style-name="P4"><text:span text:style-name="Source_20_Text"><text:span text:style-name="T2">urgence.sh</text:span></text:span><text:span text:style-name="T3"> : Gestionnaire des codes d'urgence du SE. Il valide les codes d'erreurs avant émission pour garantir le respect strict de la Table A.</text:span></text:p>
          </text:list-item>
        </text:list>
        <text:p text:style-name="Horizontal_20_Line"/>
        <text:h text:style-name="P5" text:outline-level="2"><text:span text:style-name="T4">3. Modes de Fonctionnement (</text:span><text:span text:style-name="Source_20_Text"><text:span text:style-name="T3">modeSys</text:span></text:span><text:span text:style-name="T4">)</text:span></text:h>
        <text:p text:style-name="P3">Le module propose 4 modes distincts pour s'adapter aux besoins d'économie d'énergie et de diagnostic du robot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6"><text:span text:style-name="Strong_20_Emphasis"><text:span text:style-name="T3">Mode</text:span></text:span></text:p>
              </table:table-cell>
              <table:table-cell table:style-name="Tableau1.A1" office:value-type="string">
                <text:p text:style-name="P6"><text:span text:style-name="Strong_20_Emphasis"><text:span text:style-name="T3">Description</text:span></text:span></text:p>
              </table:table-cell>
              <table:table-cell table:style-name="Tableau1.A1" office:value-type="string">
                <text:p text:style-name="P6"><text:span text:style-name="Strong_20_Emphasis"><text:span text:style-name="T3">Impact CPU / Réseau</text:span></text:span></text:p>
              </table:table-cell>
            </table:table-row>
          </table:table-header-rows>
          <table:table-row>
            <table:table-cell table:style-name="Tableau1.A1" office:value-type="string">
              <text:p text:style-name="P7"><text:span text:style-name="Source_20_Text"><text:span text:style-name="T2">OFF</text:span></text:span></text:p>
            </table:table-cell>
            <table:table-cell table:style-name="Tableau1.A1" office:value-type="string">
              <text:p text:style-name="P8">Le script s'arrête. Aucune mesure n'est prise.</text:p>
            </table:table-cell>
            <table:table-cell table:style-name="Tableau1.A1" office:value-type="string">
              <text:p text:style-name="P8">Nul</text:p>
            </table:table-cell>
          </table:table-row>
          <table:table-row>
            <table:table-cell table:style-name="Tableau1.A1" office:value-type="string">
              <text:p text:style-name="P7"><text:span text:style-name="Source_20_Text"><text:span text:style-name="T2">ALERTE</text:span></text:span></text:p>
            </table:table-cell>
            <table:table-cell table:style-name="Tableau1.A1" office:value-type="string">
              <text:p text:style-name="P8">Mode par défaut. Le script calcule les données en interne pour vérifier les seuils d'alerte mais n'envoie aucune donnée au SP tant que tout est nominal.</text:p>
            </table:table-cell>
            <table:table-cell table:style-name="Tableau1.A1" office:value-type="string">
              <text:p text:style-name="P8">Très faible</text:p>
            </table:table-cell>
          </table:table-row>
          <table:table-row>
            <table:table-cell table:style-name="Tableau1.A1" office:value-type="string">
              <text:p text:style-name="P7"><text:span text:style-name="Source_20_Text"><text:span text:style-name="T2">FLOW</text:span></text:span></text:p>
            </table:table-cell>
            <table:table-cell table:style-name="Tableau1.A1" office:value-type="string">
              <text:p text:style-name="P7"><text:span text:style-name="T3">Envoi continu des métriques brutes au SP à la fréquence définie par </text:span><text:span text:style-name="Source_20_Text"><text:span text:style-name="T3">freqCont</text:span></text:span><text:span text:style-name="T3">.</text:span></text:p>
            </table:table-cell>
            <table:table-cell table:style-name="Tableau1.A1" office:value-type="string">
              <text:p text:style-name="P8">Moyen (flux réseau)</text:p>
            </table:table-cell>
          </table:table-row>
          <table:table-row>
            <table:table-cell table:style-name="Tableau1.A1" office:value-type="string">
              <text:p text:style-name="P7"><text:span text:style-name="Source_20_Text"><text:span text:style-name="T2">MOY</text:span></text:span></text:p>
            </table:table-cell>
            <table:table-cell table:style-name="Tableau1.A1" office:value-type="string">
              <text:p text:style-name="P7"><text:span text:style-name="T3">Envoi périodique des données après un calcul de moyenne sur </text:span><text:span text:style-name="Source_20_Text"><text:span text:style-name="T3">nbCycles</text:span></text:span><text:span text:style-name="T3"> mesures. Fréquence d'envoi définie par </text:span><text:span text:style-name="Source_20_Text"><text:span text:style-name="T3">freqMoy</text:span></text:span><text:span text:style-name="T3">.</text:span></text:p>
            </table:table-cell>
            <table:table-cell table:style-name="Tableau1.A1" office:value-type="string">
              <text:p text:style-name="P8">Faible</text:p>
            </table:table-cell>
          </table:table-row>
        </table:table>
        <text:p text:style-name="Horizontal_20_Line"/>
        <text:h text:style-name="P2" text:outline-level="2"><text:soft-page-break/>4. Propriétés VPIV et Paramétrage</text:h>
        <text:h text:style-name="P9" text:outline-level="3">Commandes et Configurations (SP → SE)</text:h>
        <text:list text:style-name="L2">
          <text:list-item>
            <text:p text:style-name="P10"><text:span text:style-name="Source_20_Text"><text:span text:style-name="T2">modeSys</text:span></text:span><text:span text:style-name="T3"> : Type </text:span><text:span text:style-name="Source_20_Text"><text:span text:style-name="T3">enum</text:span></text:span><text:span text:style-name="T3">. Modifie à la volée le mode actif décrit ci-dessus.</text:span></text:p>
          </text:list-item>
          <text:list-item>
            <text:p text:style-name="P10"><text:span text:style-name="Source_20_Text"><text:span text:style-name="T2">paraSys</text:span></text:span><text:span text:style-name="T3"> : Objet JSON contenant les réglages et seuils.</text:span></text:p>
            <text:list>
              <text:list-item>
                <text:p text:style-name="P10"><text:span text:style-name="Source_20_Text"><text:span text:style-name="T3">freqCont</text:span></text:span><text:span text:style-name="T3"> : Période d'envoi en secondes pour le mode FLOW.</text:span></text:p>
              </text:list-item>
              <text:list-item>
                <text:p text:style-name="P10"><text:span text:style-name="Source_20_Text"><text:span text:style-name="T3">freqMoy</text:span></text:span><text:span text:style-name="T3"> : Période d'envoi en secondes pour le mode MOY.</text:span></text:p>
              </text:list-item>
              <text:list-item>
                <text:p text:style-name="P10"><text:span text:style-name="Source_20_Text"><text:span text:style-name="T3">nbCycles</text:span></text:span><text:span text:style-name="T3"> : Nombre d'échantillons utilisés pour calculer la moyenne.</text:span></text:p>
              </text:list-item>
              <text:list-item>
                <text:p text:style-name="P10"><text:span text:style-name="Source_20_Text"><text:span text:style-name="T3">thresholds</text:span></text:span><text:span text:style-name="T3"> : Contient pour chaque métrique (</text:span><text:span text:style-name="Source_20_Text"><text:span text:style-name="T3">cpu</text:span></text:span><text:span text:style-name="T3">, </text:span><text:span text:style-name="Source_20_Text"><text:span text:style-name="T3">thermal</text:span></text:span><text:span text:style-name="T3">, </text:span><text:span text:style-name="Source_20_Text"><text:span text:style-name="T3">storage</text:span></text:span><text:span text:style-name="T3">, </text:span><text:span text:style-name="Source_20_Text"><text:span text:style-name="T3">mem</text:span></text:span><text:span text:style-name="T3">, </text:span><text:span text:style-name="Source_20_Text"><text:span text:style-name="T3">batt</text:span></text:span><text:span text:style-name="T3">) :</text:span></text:p>
                <text:list>
                  <text:list-item>
                    <text:p text:style-name="P10"><text:span text:style-name="Source_20_Text"><text:span text:style-name="T3">seuil_warn</text:span></text:span><text:span text:style-name="T3"> : Seuil de pré-alerte.</text:span></text:p>
                  </text:list-item>
                  <text:list-item>
                    <text:p text:style-name="P10"><text:span text:style-name="Source_20_Text"><text:span text:style-name="T3">seuil_urg</text:span></text:span><text:span text:style-name="T3"> : Seuil critique entraînant l'arrêt des opérations ou une mise en sécurité.</text:span></text:p>
                  </text:list-item>
                </text:list>
              </text:list-item>
            </text:list>
          </text:list-item>
        </text:list>
        <text:h text:style-name="P9" text:outline-level="3">Données et Événements (SE → SP)</text:h>
        <text:list text:style-name="L3">
          <text:list-item>
            <text:p text:style-name="P11"><text:span text:style-name="Source_20_Text"><text:span text:style-name="T2">uptime</text:span></text:span><text:span text:style-name="T3"> : Entier. Émis une seule fois au boot du module. Représente le temps de fonctionnement du smartphone.</text:span></text:p>
          </text:list-item>
          <text:list-item>
            <text:p text:style-name="P11"><text:span text:style-name="Source_20_Text"><text:span text:style-name="T2">dataCont</text:span></text:span><text:span text:style-name="T3"> / </text:span><text:span text:style-name="Source_20_Text"><text:span text:style-name="T2">dataMoy</text:span></text:span><text:span text:style-name="T3"> : Objets JSON envoyés au SP regroupant les 5 métriques d'un coup pour limiter le nombre de messages MQTT.</text:span></text:p>
          </text:list-item>
        </text:list>
        <text:p text:style-name="Horizontal_20_Line"/>
        <text:h text:style-name="P2" text:outline-level="2">5. Algorithme de Gestion des Seuils (Hystérésis Temporelle)</text:h>
        <text:p text:style-name="P12"><text:span text:style-name="T3">Pour éviter de saturer le Système Pilote d'alertes oscillatoires, </text:span><text:span text:style-name="Source_20_Text"><text:span text:style-name="T3">alerts_sys.sh</text:span></text:span><text:span text:style-name="T3"> applique une double barrière :</text:span></text:p>
        <text:list text:style-name="L4">
          <text:list-item>
            <text:p text:style-name="P13"><text:span text:style-name="T2">Le sens de franchissement</text:span><text:span text:style-name="T3"> : Les grandeurs </text:span><text:span text:style-name="Source_20_Text"><text:span text:style-name="T3">cpu</text:span></text:span><text:span text:style-name="T3">, </text:span><text:span text:style-name="Source_20_Text"><text:span text:style-name="T3">thermal</text:span></text:span><text:span text:style-name="T3">, </text:span><text:span text:style-name="Source_20_Text"><text:span text:style-name="T3">storage</text:span></text:span><text:span text:style-name="T3"> et </text:span><text:span text:style-name="Source_20_Text"><text:span text:style-name="T3">mem</text:span></text:span><text:span text:style-name="T3"> déclenchent l'alerte quand elles passent </text:span><text:span text:style-name="T2">au-dessus</text:span><text:span text:style-name="T3"> du seuil. La grandeur </text:span><text:span text:style-name="Source_20_Text"><text:span text:style-name="T3">batt</text:span></text:span><text:span text:style-name="T3"> déclenche l'alerte quand elle passe </text:span><text:span text:style-name="T2">en-dessous</text:span><text:span text:style-name="T3"> du seuil.</text:span></text:p>
          </text:list-item>
          <text:list-item>
            <text:p text:style-name="P13"><text:span text:style-name="T2">La temporisation de 10 secondes</text:span><text:span text:style-name="T3"> : Une métrique qui dépasse un seuil ne lève pas l'alerte immédiatement. Elle doit rester hors limite pendant au moins </text:span><text:span text:style-name="T2">10 secondes consécutives</text:span><text:span text:style-name="T3"> (</text:span><text:span text:style-name="Source_20_Text"><text:span text:style-name="T3">ALERT_DURATION_S</text:span></text:span><text:span text:style-name="T3">) pour qu'un message </text:span><text:span text:style-name="Source_20_Text"><text:span text:style-name="T3">$I:COM:warn:...</text:span></text:span><text:span text:style-name="T3"> ou </text:span><text:span text:style-name="Source_20_Text"><text:span text:style-name="T3">$E:Urg:source:...</text:span></text:span><text:span text:style-name="T3"> soit injecté dans le protocole.</text:span></text:p>
          </text:list-item>
        </text:list>
        <text:p text:style-name="Horizontal_20_Line"/>
        <text:h text:style-name="P2" text:outline-level="2">6. Codes d'Urgences Système supportés</text:h>
        <text:p text:style-name="P12"><text:span text:style-name="T3">Lorsqu'une métrique atteint son </text:span><text:span text:style-name="Source_20_Text"><text:span text:style-name="T3">seuil_urg</text:span></text:span><text:span text:style-name="T3"> pendant 10 secondes, le fichier </text:span><text:span text:style-name="Source_20_Text"><text:span text:style-name="T3">urgence.sh</text:span></text:span><text:span text:style-name="T3"> est sollicité. Voici les codes spécifiques gérés par le module physique du SE :</text:span></text:p>
        <text:list text:style-name="L5">
          <text:list-item>
            <text:p text:style-name="P14"><text:soft-page-break/><text:span text:style-name="Source_20_Text"><text:span text:style-name="T2">URG_CPU_CHARGE</text:span></text:span><text:span text:style-name="T3"> : Surcharge processeur prolongée (risque de freeze des parsers).</text:span></text:p>
          </text:list-item>
          <text:list-item>
            <text:p text:style-name="P14"><text:span text:style-name="Source_20_Text"><text:span text:style-name="T2">URG_OVERHEAT</text:span></text:span><text:span text:style-name="T3"> : Température de batterie ou de processeur excessive.</text:span></text:p>
          </text:list-item>
          <text:list-item>
            <text:p text:style-name="P14"><text:span text:style-name="Source_20_Text"><text:span text:style-name="T2">URG_LOW_BAT</text:span></text:span><text:span text:style-name="T3"> : Niveau de batterie insuffisant pour continuer la mission.</text:span></text:p>
          </text:list-item>
          <text:list-item>
            <text:p text:style-name="P14"><text:span text:style-name="Source_20_Text"><text:span text:style-name="T2">URG_SENSOR_FAIL</text:span></text:span><text:span text:style-name="T3"> : Espace de stockage saturé ou mémoire RAM totalement épuisée.</text:span></text:p>
          </text:list-item>
        </text:list>
        <text:p text:style-name="P12"><text:span text:style-name="T3">Toute émission d'une de ces trames d'urgence par le SE provoque le passage immédiat des boucles d'envoi en sommeil dans l'attente d'un arbitrage ou d'un acquittement (</text:span><text:span text:style-name="Source_20_Text"><text:span text:style-name="T3">Urg:clear</text:span></text:span><text:span text:style-name="T3"> ou </text:span><text:span text:style-name="Source_20_Text"><text:span text:style-name="T3">reset</text:span></text:span><text:span text:style-name="T3">) ordonné par le Système Pilot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0T23:32:03.351004700</meta:creation-date>
    <dc:date>2026-03-30T23:33:26.774309800</dc:date>
    <meta:editing-duration>PT1M23S</meta:editing-duration>
    <meta:editing-cycles>1</meta:editing-cycles>
    <meta:generator>LibreOffice/26.2.0.3$Windows_X86_64 LibreOffice_project/620$Build-3</meta:generator>
    <meta:document-statistic meta:table-count="1" meta:image-count="0" meta:object-count="0" meta:page-count="3" meta:paragraph-count="50" meta:word-count="637" meta:character-count="4073" meta:non-whitespace-character-count="3505"/>
  </office:meta>
</office:document-meta>
</file>